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0000000D408ECA264.svm" manifest:media-type=""/>
  <manifest:file-entry manifest:full-path="Pictures/200000010000022A0000013157A6BD97.svm" manifest:media-type=""/>
  <manifest:file-entry manifest:full-path="Pictures/200000010000014F00000124CDD19E6C.svm" manifest:media-type=""/>
  <manifest:file-entry manifest:full-path="Pictures/2000000200000069000000C3B1BA821F.eps" manifest:media-type=""/>
  <manifest:file-entry manifest:full-path="Pictures/200000010000017D000000D4CB37E4F5.svm" manifest:media-type=""/>
  <manifest:file-entry manifest:full-path="Pictures/20000001000010E9000005004B27660A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standard">
      <style:graphic-properties draw:stroke="none" draw:fill="none" fo:min-height="0.662cm"/>
    </style:style>
    <style:style style:name="gr6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D0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8§latex§\begin{align*}&#10;i_D&amp;=0 \hspace{1.7cm} v_D \le V_{D0}\\&#10;i_D&amp;=\frac{v_D-V_{D0}}{r_D} \hspace{0.5cm} v_D \ge V_{D0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76cm" svg:height="3.301cm" svg:x="0.726cm" svg:y="0.738cm">
          <draw:image xlink:href="Pictures/2000000200000069000000C3B1BA821F.eps" xlink:type="simple" xlink:show="embed" xlink:actuate="onLoad">
            <text:p/>
          </draw:image>
        </draw:frame>
        <draw:line draw:style-name="gr2" draw:text-style-name="P1" draw:layer="layout" svg:x1="1.537cm" svg:y1="0.594cm" svg:x2="2.053cm" svg:y2="0.594cm">
          <text:p/>
        </draw:line>
        <draw:frame draw:style-name="gr3" draw:text-style-name="P2" draw:layer="layout" svg:width="0.748cm" svg:height="0.725cm" svg:x="0.671cm" svg:y="1.019cm">
          <draw:text-box>
            <text:p><text:span text:style-name="T1">+</text:span></text:p>
          </draw:text-box>
        </draw:frame>
        <draw:frame draw:style-name="gr4" draw:text-style-name="P2" draw:layer="layout" svg:width="0.297cm" svg:height="0.962cm" svg:x="0.897cm" svg:y="3.046cm">
          <draw:text-box>
            <text:p>-</text:p>
          </draw:text-box>
        </draw:frame>
        <draw:frame draw:style-name="gr5" draw:text-style-name="P2" draw:layer="layout" svg:width="1.992cm" svg:height="0.912cm" svg:x="2.553cm" svg:y="0.977cm">
          <draw:text-box>
            <text:p><text:span text:style-name="T2">کامل ڈایوڈ</text:span></text:p>
          </draw:text-box>
        </draw:frame>
        <draw:frame draw:style-name="gr6" draw:text-style-name="P1" draw:layer="layout" svg:width="0.401cm" svg:height="0.349cm" svg:x="0.845cm" svg:y="0.374cm">
          <draw:image xlink:href="Pictures/200000010000014F00000124CDD19E6C.svm" xlink:type="simple" xlink:show="embed" xlink:actuate="onLoad">
            <text:p/>
          </draw:image>
        </draw:frame>
        <draw:frame draw:style-name="gr7" draw:text-style-name="P1" draw:layer="layout" svg:width="0.456cm" svg:height="0.253cm" svg:x="0.817cm" svg:y="2.293cm">
          <draw:image xlink:href="Pictures/200000010000017D000000D4CB37E4F5.svm" xlink:type="simple" xlink:show="embed" xlink:actuate="onLoad">
            <text:p/>
          </draw:image>
        </draw:frame>
        <draw:frame draw:style-name="gr8" draw:text-style-name="P1" draw:layer="layout" svg:width="0.664cm" svg:height="0.365cm" svg:x="2.657cm" svg:y="2.277cm">
          <draw:image xlink:href="Pictures/200000010000022A0000013157A6BD97.svm" xlink:type="simple" xlink:show="embed" xlink:actuate="onLoad">
            <text:p/>
          </draw:image>
        </draw:frame>
        <draw:frame draw:style-name="gr9" draw:text-style-name="P1" draw:layer="layout" svg:width="0.44cm" svg:height="0.253cm" svg:x="2.433cm" svg:y="3.339cm">
          <draw:image xlink:href="Pictures/2000000100000170000000D408ECA264.svm" xlink:type="simple" xlink:show="embed" xlink:actuate="onLoad">
            <text:p/>
          </draw:image>
        </draw:frame>
        <draw:frame draw:style-name="gr10" draw:text-style-name="P1" draw:layer="layout" svg:width="3.462cm" svg:height="1.023cm" svg:x="4.66cm" svg:y="2.673cm">
          <draw:image xlink:href="Pictures/20000001000010E9000005004B27660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11-08T13:35:15</dc:date>
    <dc:creator>kkk </dc:creator>
    <meta:editing-duration>PT9M5S</meta:editing-duration>
    <meta:editing-cycles>2</meta:editing-cycles>
    <meta:generator>LibreOffice/3.3$Linux LibreOffice_project/330m19$Build-401</meta:generator>
    <meta:document-statistic meta:object-count="10"/>
  </office:meta>
</office:document-meta>
</file>